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officeooo:rsid="0009f34a" officeooo:paragraph-rsid="00088ef7"/>
    </style:style>
    <style:style style:name="P7" style:family="paragraph" style:parent-style-name="Standard">
      <style:paragraph-properties style:snap-to-layout-grid="false"/>
      <style:text-properties officeooo:rsid="000db5c6" officeooo:paragraph-rsid="000db5c6"/>
    </style:style>
    <style:style style:name="P8" style:family="paragraph" style:parent-style-name="Standard">
      <style:paragraph-properties style:snap-to-layout-grid="false"/>
      <style:text-properties fo:font-weight="normal" officeooo:rsid="000db5c6" officeooo:paragraph-rsid="000db5c6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db5c6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db5c6" officeooo:paragraph-rsid="000db5c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187a18" style:font-weight-asian="normal" style:font-weight-complex="normal"/>
    </style:style>
    <style:style style:name="T3" style:family="text">
      <style:text-properties fo:font-weight="normal" officeooo:rsid="001b4c5b" style:font-weight-asian="normal" style:font-weight-complex="normal"/>
    </style:style>
    <style:style style:name="T4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5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6" style:family="text">
      <style:text-properties style:use-window-font-color="true" style:font-name="Times New Roman" officeooo:rsid="0012d655" style:font-name-asian="Times New Roman" style:font-name-complex="Times New Roman"/>
    </style:style>
    <style:style style:name="T7" style:family="text">
      <style:text-properties style:use-window-font-color="true" style:font-name="Times New Roman" officeooo:rsid="00187a18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officeooo:rsid="00187a18"/>
    </style:style>
    <style:style style:name="T11" style:family="text">
      <style:text-properties officeooo:rsid="000db5c6"/>
    </style:style>
    <style:style style:name="T12" style:family="text">
      <style:text-properties officeooo:rsid="00143870"/>
    </style:style>
    <style:style style:name="T13" style:family="text">
      <style:text-properties officeooo:rsid="00187a18"/>
    </style:style>
    <style:style style:name="T14" style:family="text">
      <style:text-properties officeooo:rsid="001aa086"/>
    </style:style>
    <style:style style:name="T15" style:family="text">
      <style:text-properties officeooo:rsid="001b4c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2">Crear </text:span><text:span text:style-name="T3">S</text:span><text:span text:style-name="T2">olicitud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G.02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0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4"> </text:span></text:span><text:span text:style-name="UC_5f_NormalAzul_20_Car"><text:span text:style-name="T5">Permitir </text:span></text:span><text:span text:style-name="UC_5f_NormalAzul_20_Car"><text:span text:style-name="T7">crear una solicitud de cambi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8">Pre-</text:span></text:span><text:span text:style-name="UC_5f_NormalAzul_20_Car"><text:span text:style-name="T9">C</text:span></text:span><text:span text:style-name="UC_5f_NormalAzul_20_Car"><text:span text:style-name="T8">ondiciones:</text:span></text:span><text:span text:style-name="UC_5f_NormalAzul_20_Car"><text:span text:style-name="T4"> </text:span></text:span><text:span text:style-name="UC_5f_NormalAzul_20_Car"><text:span text:style-name="T5">El usuario </text:span></text:span><text:span text:style-name="UC_5f_NormalAzul_20_Car"><text:span text:style-name="T6">debe </text:span></text:span><text:span text:style-name="UC_5f_NormalAzul_20_Car"><text:span text:style-name="T5">contar con los permisos necesario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2">Se crea una nueva solicitud de cambio.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7">1.Selecciona la <text:span text:style-name="T15">opción</text:span> <text:span text:style-name="T13">Crear solicitud</text:span>.</text:p>
          </table:table-cell>
          <table:table-cell table:style-name="Table1.A1" office:value-type="string">
            <text:p text:style-name="P10"><text:s/></text:p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p text:style-name="P7">2. Despliega <text:span text:style-name="T13">el </text:span>formulario que permite <text:span text:style-name="T13">introducir los datos sobre la nueva solicitud de cambio sobre el ítem especificado</text:span>.</text:p>
          </table:table-cell>
        </table:table-row>
        <table:table-row table:style-name="Table1.4">
          <table:table-cell table:style-name="Table1.A5" office:value-type="string">
            <text:p text:style-name="P11">3. <text:span text:style-name="T13">Completa el formulario con los campos: nombre de solicitud, descripción</text:span>.</text:p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<text:span text:style-name="T12">4</text:span>. Valida los datos.</text:p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<text:span text:style-name="T12">5</text:span>. Pide <text:span text:style-name="T15">confirmación.</text:span></text:p>
          </table:table-cell>
        </table:table-row>
        <table:table-row table:style-name="Table1.4">
          <table:table-cell table:style-name="Table1.A5" office:value-type="string">
            <text:p text:style-name="P11"><text:span text:style-name="T12">7</text:span>. Confirma la operación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<text:span text:style-name="T12">8</text:span>. Persiste los datos.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5632293014093100489" text:style-name="WW8Num8">
              <text:list-item>
                <text:p text:style-name="P13">Cancelar</text:p>
                <text:p text:style-name="P14">En el paso <text:span text:style-name="T12">7</text:span>, se selecciona la <text:span text:style-name="T15">opción</text:span> Cancelar, se vuelve a <text:span text:style-name="T14">administrar solicitudes</text:span>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2">8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5">Administrar Solicitud de Cambio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328 al RF334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0</meta:editing-cycles>
    <meta:editing-duration>PT2H24M47S</meta:editing-duration>
    <dc:date>2014-03-16T22:54:42.368966675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70" meta:character-count="1120" meta:non-whitespace-character-count="973"/>
  </office:meta>
</office:document-meta>
</file>